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80000001F73C3207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 grddl:transformation="http://docs.oasis-open.org/office/1.2/xslt/odf2rdf.xsl">
  <office:scripts/>
  <office:font-face-decls>
    <style:font-face style:name="Optima" svg:font-family="Optim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.004cm"/>
    </style:style>
    <style:style style:name="co3" style:family="table-column">
      <style:table-column-properties fo:break-before="auto" style:column-width="8.814cm"/>
    </style:style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616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37"/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4pt" style:language-asian="en" style:country-asian="US" style:font-style-asian="normal" style:font-weight-asian="normal" style:font-name-complex="Tahoma" style:font-size-complex="7.949999809265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Optima" fo:font-size="9pt" fo:language="en" fo:country="US" fo:font-style="normal" fo:text-shadow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Optim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Optima" fo:font-size="9pt" style:font-size-asian="9pt" style:font-size-complex="9pt"/>
    </style:style>
    <style:style style:name="T2" style:family="text">
      <style:text-properties style:font-name="Optima" fo:font-size="9pt" style:text-underline-style="solid" style:text-underline-width="auto" style:text-underline-color="font-color" style:font-size-asian="9pt" style:font-size-complex="9pt"/>
    </style:style>
  </office:automatic-styles>
  <office:body>
    <office:spreadsheet>
      <table:table table:name="Instructions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OpenAgile Capacity Growth Profil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urpose:</text:p>
          </table:table-cell>
          <table:table-cell office:value-type="string">
            <text:p>Track growth of capacity for OpenAgile in a Cluster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rocess:</text:p>
          </table:table-cell>
          <table:table-cell office:value-type="string">
            <text:p>Derive these numbers from a database of names and activities once every Cluster Cycle. <text:s/>At first, this can</text:p>
          </table:table-cell>
        </table:table-row>
        <table:table-row table:style-name="ro1">
          <table:table-cell/>
          <table:table-cell office:value-type="string">
            <text:p>be done informally by memory, but as the use of OpenAgile expands in the organization, it becomes</text:p>
          </table:table-cell>
        </table:table-row>
        <table:table-row table:style-name="ro1">
          <table:table-cell/>
          <table:table-cell office:value-type="string">
            <text:p>necessary to track this information more formally. <text:s/>You may already have in place systems which will</text:p>
          </table:table-cell>
        </table:table-row>
        <table:table-row table:style-name="ro1">
          <table:table-cell/>
          <table:table-cell office:value-type="string">
            <text:p>allow for this information to be tracked in addition to other organizational data. <text:s/>This combination is</text:p>
          </table:table-cell>
        </table:table-row>
        <table:table-row table:style-name="ro1">
          <table:table-cell/>
          <table:table-cell office:value-type="string">
            <text:p>ideal. <text:s/>A separate database can also be used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Results:</text:p>
          </table:table-cell>
          <table:table-cell office:value-type="string">
            <text:p>Continual review of this data will enable the organization to make decisions about what activities</text:p>
          </table:table-cell>
        </table:table-row>
        <table:table-row table:style-name="ro1">
          <table:table-cell/>
          <table:table-cell office:value-type="string">
            <text:p>and capacities to encourage and develop for it's further growth and effectiveness. <text:s/>Additionally,</text:p>
          </table:table-cell>
        </table:table-row>
        <table:table-row table:style-name="ro1">
          <table:table-cell/>
          <table:table-cell office:value-type="string">
            <text:p>this information allows us to identify people who can be effective in contributing value immediately.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2">
          <table:table-cell table:style-name="ce3">
            <draw:frame table:end-cell-address="Instructions.A17" table:end-x="1.641cm" table:end-y="0.598cm" draw:z-index="0" draw:name="Graphics 1" draw:style-name="gr1" draw:text-style-name="P1" svg:width="1.641cm" svg:height="0.598cm" svg:x="0cm" svg:y="0cm">
              <draw:image xlink:href="Pictures/10000000000000580000001F73C32074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3">
          <table:table-cell table:style-name="ce6" office:value-type="string">
            <text:p><text:span text:style-name="T1">The OpenAgile Capacity Growth Profile by the OpenAgile Institute </text:span><text:span text:style-name="T2">http://www.openagile.com/</text:span><text:span text:style-name="T1"> is licensed under a Creative Commons Attribution-No Derivative Works 2.5 Canada License (View at: </text:span><text:span text:style-name="T2">http://creativecommons.org/licenses/by-nd/2.5/ca/</text:span><text:span text:style-name="T1">).</text:span></text:p>
          </table:table-cell>
          <table:table-cell/>
        </table:table-row>
        <table:table-row table:style-name="ro1">
          <table:table-cell table:style-name="ce7" office:value-type="string">
            <text:p>Copyright 2009</text:p>
          </table:table-cell>
          <table:table-cell/>
        </table:table-row>
      </table:table>
      <table:table table:name="Questions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office:value-type="string">
            <text:p>OpenAgile Capacity Growth Profil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4" office:value-type="string">
            <text:p>For month ending:</text:p>
          </table:table-cell>
          <table:table-cell table:style-name="ce5" office:value-type="date" office:date-value="2009-02-28">
            <text:p>09-02-28</text:p>
          </table:table-cell>
          <table:table-cell table:style-name="ce5" office:value-type="date" office:date-value="2009-03-31">
            <text:p>09-03-31</text:p>
          </table:table-cell>
          <table:table-cell table:style-name="ce5" office:value-type="date" office:date-value="2009-04-30">
            <text:p>09-04-30</text:p>
          </table:table-cell>
          <table:table-cell office:value-type="string">
            <text:p>etc.</text:p>
          </table:table-cell>
        </table:table-row>
        <table:table-row table:style-name="ro1">
          <table:table-cell office:value-type="string">
            <text:p>Basic Capacity: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# of staff “Ready” *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# trained as “Team Members”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# trained as “Process Facilitators”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# trained as “Growth Facilitators”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# trained to “Mentor”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# trained to “Tutor” (teach)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Capacity based on Experience: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# of staff-level team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# of people on staff-level team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# of management-level team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# of people on management-level team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# of people with &gt; 6 months agile experienc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# of people with &gt; 2 years agile experienc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# of practising Process Facilitator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# of practising Growth Facilitator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# of people mentoring other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# of people tutoring other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Growth Potential: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# of waiting volunteer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# of people with prior agile experience outside org.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# of teams using “agile techniques”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# of active agile evangelist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otal staff population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Activity: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# of people involved with agile user group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# of people involved with agile book studi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# of people subscribed to agile email groups/fora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# of posts to agile email groups/for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Results**: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verage Work Cycle Return on Investm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verage Lead Time for Customer/End User Request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ustomer/End User Satisfaction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ff Moral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* “Ready” means having a basic knowledge of OpenAgile principles and practices.</text:p>
          </table:table-cell>
          <table:table-cell table:number-columns-repeated="5"/>
        </table:table-row>
        <table:table-row table:style-name="ro1">
          <table:table-cell office:value-type="string">
            <text:p>** Measurement of these metrics depends upon sophisticated tracking and may not be available at first.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tima" svg:font-family="Optim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5">2010-11-15</text:date>, <text:time>23:25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2-23T21:43:34</meta:creation-date>
    <dc:date>2010-11-15T23:25:55</dc:date>
    <meta:editing-duration>PT37M23S</meta:editing-duration>
    <meta:editing-cycles>4</meta:editing-cycles>
    <meta:generator>LibreOffice/3.3$Unix OpenOffice.org_project/330m9$Build-1</meta:generator>
    <meta:document-statistic meta:table-count="2" meta:cell-count="57" meta:object-count="1"/>
    <meta:user-defined meta:name="Info 1"/>
    <meta:user-defined meta:name="Info 2"/>
    <meta:user-defined meta:name="Info 3"/>
    <meta:user-defined meta:name="Info 4"/>
  </office:meta>
</office:document-meta>
</file>